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32">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1"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2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2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26">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30">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7" style:family="paragraph" style:parent-style-name="Standard" style:list-style-name="L28">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7">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2" style:family="paragraph" style:parent-style-name="Standard" style:list-style-name="L10">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3" style:family="paragraph" style:parent-style-name="Standard" style:list-style-name="L1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4" style:family="paragraph" style:parent-style-name="Standard" style:list-style-name="L17">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5" style:family="paragraph" style:parent-style-name="Standard" style:list-style-name="L27">
      <style:paragraph-properties fo:text-align="start" style:justify-single-word="false"/>
      <style:text-properties fo:color="#ff0000"/>
    </style:style>
    <style:style style:name="P76" style:family="paragraph" style:parent-style-name="Standard" style:list-style-name="L27">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style>
    <style:style style:name="T6" style:family="text">
      <style:text-properties fo:color="#ff0000" style:text-underline-style="none" fo:font-weight="normal" style:font-weight-asian="normal" style:font-weight-complex="normal"/>
    </style:style>
    <style:style style:name="T7" style:family="text">
      <style:text-properties style:use-window-font-color="true" fo:font-size="12pt" style:text-underline-style="none" fo:font-weight="bold" style:font-size-asian="12pt" style:font-weight-asian="bold" style:font-size-complex="12pt" style:font-weight-complex="bold"/>
    </style:style>
    <style:style style:name="T8" style:family="text">
      <style:text-properties style:use-window-font-color="true" fo:font-size="12pt" style:text-underline-style="none" fo:font-weight="normal" style:font-size-asian="12pt" style:font-weight-asian="normal" style:font-size-complex="12pt" style:font-weight-complex="normal"/>
    </style:style>
    <style:style style:name="T9"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834600842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61"><text:span text:style-name="T3">school (VARCHAR, NOT NULL – the name of the school of the user) </text:span><text:span text:style-name="T6">(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8">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6">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988448212"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697593061"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1890578200" text:style-name="L4">
        <text:list-item>
          <text:p text:style-name="P32">user_id (INTEGER, FK, NOT NULL)</text:p>
        </text:list-item>
        <text:list-item>
          <text:p text:style-name="P32">subject_id (INTEGER, FK, NOT NULL)</text:p>
        </text:list-item>
        <text:list-item>
          <text:p text:style-name="P69">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6">it might be necessary to add more tables for example for 'region', or 'province', depending on the buyer's need</text:span><text:span text:style-name="T3">)</text:span></text:p>
      <text:list xml:id="list2099300808"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713407791"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70">height and width for image?</text:p>
        </text:list-item>
      </text:list>
      <text:p text:style-name="P3">This table has a cascade destruction process for the associated table media_elements_slides (8)</text:p>
      <text:p text:style-name="P3"/>
      <text:p text:style-name="P1"><text:span text:style-name="T3">Model </text:span><text:span text:style-name="T2">MediaElement</text:span><text:span text:style-name="T3"> (associated to table media_elements):</text:span></text:p>
      <text:list xml:id="list1442526787" text:style-name="L7">
        <text:list-item>
          <text:p text:style-name="P35">validation of presence of every field except duration</text:p>
        </text:list-item>
        <text:list-item>
          <text:p text:style-name="P35">validation of inclusion of public in [true, false] (it must be false if new_record?), and of sti_type in ['Video', 'Image', 'Audio']</text:p>
        </text:list-item>
        <text:list-item>
          <text:p text:style-name="P35">validation of numericality int &gt; 0 and presence of associated element for user_id</text:p>
        </text:list-item>
        <text:list-item>
          <text:p text:style-name="P35">validation of numericality if not null of duration</text:p>
        </text:list-item>
        <text:list-item>
          <text:p text:style-name="P35">validation that duration can't be null for video and audio, and must be null for image</text:p>
        </text:list-item>
        <text:list-item>
          <text:p text:style-name="P35">validation that publication_date must be null if private, and not null and in the right format if the element is public</text:p>
        </text:list-item>
        <text:list-item>
          <text:p text:style-name="P71">validation of length for string – text fields</text:p>
        </text:list-item>
      </text:list>
      <text:p text:style-name="P3">This model has implemented a cascade destruction process for the tables reports (11), bookmarks (12) and taggings (15), but at level of ruby code, not in the database</text:p>
      <text:p text:style-name="P3">This model has a control that forbids destruction if public; once it is public, another validation, it can't be set to private again nor modified in any way.</text:p>
      <text:p text:style-name="P1"><text:soft-page-break/><text:span text:style-name="T3">Models </text:span><text:span text:style-name="T2">Audio</text:span><text:span text:style-name="T3">, </text:span><text:span text:style-name="T2">Video</text:span><text:span text:style-name="T3">, </text:span><text:span text:style-name="T2">Image</text:span><text:span text:style-name="T3"> – inherit from class MediaElement</text:span></text:p>
      <text:p text:style-name="P3"/>
      <text:p text:style-name="P1"><text:span text:style-name="T3">Table </text:span><text:span text:style-name="T2">slides (7)</text:span><text:span text:style-name="T3"> (represents a slide composing the lesson)</text:span></text:p>
      <text:list xml:id="list1456940818" text:style-name="L8">
        <text:list-item>
          <text:p text:style-name="P36">lesson_id (INTEGER, FK, NOT NULL – refers to table lessons (9))</text:p>
        </text:list-item>
        <text:list-item>
          <text:p text:style-name="P36">title (TEXT – may be null)</text:p>
        </text:list-item>
        <text:list-item>
          <text:p text:style-name="P36">text1 (TEXT – may be null)</text:p>
        </text:list-item>
        <text:list-item>
          <text:p text:style-name="P36">text2 (TEXT – may be null)</text:p>
        </text:list-item>
        <text:list-item>
          <text:p text:style-name="P36">position (INTEGER, NOT NULL – represents the position of the slide inside the lesson)</text:p>
        </text:list-item>
        <text:list-item>
          <text:p text:style-name="P36">type (ENUM ['cover', 'text1', 'text2', 'image1', 'image2', 'image3', 'audio1', 'audio2', 'video1', 'video2'] – represents the type of the slide)</text:p>
        </text:list-item>
      </text:list>
      <text:p text:style-name="P4">slide types:</text:p>
      <text:list xml:id="list294732752" text:style-name="L9">
        <text:list-item>
          <text:p text:style-name="P62"><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2"><text:span text:style-name="T2">text1</text:span><text:span text:style-name="T3">: title + one big text area with TinyMCE – it is possible to edit mathematical formulas inside (this is possible in any other slide using TinyMCE). All the remaining slide types </text:span><text:span text:style-name="T3">contain a title as well, I don't specify it again</text:span></text:p>
        </text:list-item>
        <text:list-item>
          <text:p text:style-name="P62"><text:span text:style-name="T2">text2</text:span><text:span text:style-name="T3">: two smaller text areas</text:span></text:p>
        </text:list-item>
        <text:list-item>
          <text:p text:style-name="P62"><text:span text:style-name="T2">image1</text:span><text:span text:style-name="T3">: a small text area and a small picture</text:span></text:p>
        </text:list-item>
        <text:list-item>
          <text:p text:style-name="P62"><text:span text:style-name="T2">image2</text:span><text:span text:style-name="T3">: two small pictures</text:span></text:p>
        </text:list-item>
        <text:list-item>
          <text:p text:style-name="P62"><text:span text:style-name="T2">image3</text:span><text:span text:style-name="T3">: a big picture</text:span></text:p>
        </text:list-item>
        <text:list-item>
          <text:p text:style-name="P62"><text:span text:style-name="T2">audio1</text:span><text:span text:style-name="T3">: small text area and a small audio player</text:span></text:p>
        </text:list-item>
        <text:list-item>
          <text:p text:style-name="P62"><text:span text:style-name="T2">audio2</text:span><text:span text:style-name="T3">: big audio player</text:span></text:p>
        </text:list-item>
        <text:list-item>
          <text:p text:style-name="P62"><text:span text:style-name="T2">video1</text:span><text:span text:style-name="T3">: small text area and a small video player</text:span></text:p>
        </text:list-item>
        <text:list-item>
          <text:p text:style-name="P62"><text:span text:style-name="T2">video2</text:span><text:span text:style-name="T3">: big video player</text:span></text:p>
        </text:list-item>
      </text:list>
      <text:p text:style-name="P3">This table has implemented cascade automatic destruction for table media_elements_slides (8)</text:p>
      <text:p text:style-name="P1"><text:span text:style-name="T3">Model </text:span><text:span text:style-name="T2">Slide</text:span><text:span text:style-name="T3"> (associated to the table slides):</text:span></text:p>
      <text:list xml:id="list1423456262" text:style-name="L10">
        <text:list-item>
          <text:p text:style-name="P37">validation of presence of every field except title, text1 and text2</text:p>
        </text:list-item>
        <text:list-item>
          <text:p text:style-name="P37">validation that text2 must be null if the type is not text2</text:p>
        </text:list-item>
        <text:list-item>
          <text:p text:style-name="P37">validation of inclusion of type in ['cover', 'text1', 'text2', 'image1', 'image2', 'image3', 'audio1', 'audio2', 'video1', 'video2']</text:p>
        </text:list-item>
        <text:list-item>
          <text:p text:style-name="P72">validation of length of title</text:p>
        </text:list-item>
        <text:list-item>
          <text:p text:style-name="P37">validation of numericality of position and lesson_id, int &gt; 0</text:p>
        </text:list-item>
        <text:list-item>
          <text:p text:style-name="P37">validation of presence of associated lesson</text:p>
        </text:list-item>
        <text:list-item>
          <text:p text:style-name="P37">automatic system to recalculate positions after deletion, sort and similar slide operations</text:p>
        </text:list-item>
        <text:list-item>
          <text:p text:style-name="P37">it is not possible to delete the cover of a lesson, nor create a double of it, nor change its position from the standard value '1'</text:p>
        </text:list-item>
        <text:list-item>
          <text:p text:style-name="P37">validation of uniqueness with scope on the couple [lesson_id, position]</text:p>
        </text:list-item>
      </text:list>
      <text:p text:style-name="P3"/>
      <text:p text:style-name="P1"><text:span text:style-name="T3">Table </text:span><text:span text:style-name="T2">media_elements_slides (8)</text:span><text:span text:style-name="T3"> (a copy of a media_element inside a slide)</text:span></text:p>
      <text:list xml:id="list1354714003" text:style-name="L11">
        <text:list-item>
          <text:p text:style-name="P38">media_element_id (INTEGER, FK, NOT NULL – refers to table media_elements (6))</text:p>
        </text:list-item>
        <text:list-item>
          <text:p text:style-name="P38">slide_id (INTEGER, FK, NOT NULL – refers to table slides (7))</text:p>
        </text:list-item>
        <text:list-item>
          <text:p text:style-name="P38">position (INTEGER, NOT NULL – it represents the position inside the slide)</text:p>
        </text:list-item>
      </text:list>
      <text:p text:style-name="P1"><text:span text:style-name="T3">Model </text:span><text:span text:style-name="T2">MediaElementsSlide </text:span><text:span text:style-name="T3">(associated to table media_elements_slides):</text:span></text:p>
      <text:list xml:id="list231862253" text:style-name="L12">
        <text:list-item>
          <text:p text:style-name="P39">validation of presence of every field</text:p>
        </text:list-item>
        <text:list-item>
          <text:p text:style-name="P39">validation of numericality int &gt; 0, and presence of associated fields, for media_element_id and slide_id</text:p>
        </text:list-item>
        <text:list-item>
          <text:p text:style-name="P39">validation of the type of the element depending on the type of slide</text:p>
        </text:list-item>
        <text:list-item>
          <text:p text:style-name="P39">validation of inclusion of position in [1, 2], and it can't be 2 if the slide type does not allow <text:soft-page-break/>two elements</text:p>
        </text:list-item>
        <text:list-item>
          <text:p text:style-name="P39">validation of uniqueness of the triple [position, media_element_id, slide_id]</text:p>
        </text:list-item>
        <text:list-item>
          <text:p text:style-name="P39">validation that the media_element must be loaded by me or public</text:p>
        </text:list-item>
      </text:list>
      <text:p text:style-name="P3"/>
      <text:p text:style-name="P1"><text:span text:style-name="T3">Table </text:span><text:span text:style-name="T2">lessons (9)</text:span><text:span text:style-name="T3"> (a lesson composed by a set of ordered slides):</text:span></text:p>
      <text:list xml:id="list1981674116" text:style-name="L13">
        <text:list-item>
          <text:p text:style-name="P40">user_id (INTEGER, FK, NOT NULL – refers to table users (1))</text:p>
        </text:list-item>
        <text:list-item>
          <text:p text:style-name="P40">subject_id (INTEGER, FK, NOT NULL – refers to table subjects (3))</text:p>
        </text:list-item>
        <text:list-item>
          <text:p text:style-name="P40">school_level_id (INTEGER, FK, NOT NULL – refers to table school_levels (2))</text:p>
        </text:list-item>
        <text:list-item>
          <text:p text:style-name="P40">title (VARCHAR, NOT NULL)</text:p>
        </text:list-item>
        <text:list-item>
          <text:p text:style-name="P40">description (TEXT, NOT NULL)</text:p>
        </text:list-item>
        <text:list-item>
          <text:p text:style-name="P40">public (BOOLEAN, NOT NULL, DEFAULT FALSE – if set to true anyone can see, link and copy the lesson)</text:p>
        </text:list-item>
        <text:list-item>
          <text:p text:style-name="P40">parent_id (INTEGER, FK – can be null, refers to table lessons (9) – this foreign key points to the lesson from which the current lesson has been copied)</text:p>
        </text:list-item>
        <text:list-item>
          <text:p text:style-name="P40">copied_not_modified (BOOLEAN, NOT NULL – set to true if the lesson has just been copied but still not modified)</text:p>
        </text:list-item>
        <text:list-item>
          <text:p text:style-name="P40">token (STRING – needed to access the viewer of private lessons)</text:p>
        </text:list-item>
      </text:list>
      <text:p text:style-name="P3">This table has implemented automatic cascade destruction for the tables slides (7), virtual_classroom_lessons (13) and likes (10)</text:p>
      <text:p text:style-name="P1"><text:span text:style-name="T3">Model </text:span><text:span text:style-name="T2">Lesson</text:span><text:span text:style-name="T3"> (associated to table lessons):</text:span></text:p>
      <text:list xml:id="list1286433807" text:style-name="L14">
        <text:list-item>
          <text:p text:style-name="P41">validation of presence of each field except for parent_id</text:p>
        </text:list-item>
        <text:list-item>
          <text:p text:style-name="P41">validation of numericality int &gt; 0 and presence of associated element for user_id, subject_id, school_level_id, and parent_id if not nil</text:p>
        </text:list-item>
        <text:list-item>
          <text:p text:style-name="P41">validation of inclusion of public and copied_not_modified in [true, false], public must be false if new_record?</text:p>
        </text:list-item>
        <text:list-item>
          <text:p text:style-name="P73">validation of length of description and text fields</text:p>
        </text:list-item>
        <text:list-item>
          <text:p text:style-name="P41">automatic creation of standard coverslide before save if new record</text:p>
        </text:list-item>
        <text:list-item>
          <text:p text:style-name="P41">validates that copied_and_modified and public can't be both true</text:p>
        </text:list-item>
        <text:list-item>
          <text:p text:style-name="P41">validation that token must be present if and only if the lesson is public</text:p>
        </text:list-item>
      </text:list>
      <text:p text:style-name="P3">This model has implemented a cascade destruction process for the tables reports (11), bookmarks (12) and taggings (15), but at level of ruby code, not in the database.</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888596633" text:style-name="L15">
        <text:list-item>
          <text:p text:style-name="P42">user_id (INTEGER, FK, NOT NULL – user who likes)</text:p>
        </text:list-item>
        <text:list-item>
          <text:p text:style-name="P42">lesson_id (INTEGER, FK, NOT NULL – references to table lesson (9))</text:p>
        </text:list-item>
      </text:list>
      <text:p text:style-name="P1"><text:span text:style-name="T3">Model </text:span><text:span text:style-name="T2">Like</text:span><text:span text:style-name="T3"> (associated to table likes):</text:span></text:p>
      <text:list xml:id="list1717219371" text:style-name="L16">
        <text:list-item>
          <text:p text:style-name="P43">validation of presence of each field</text:p>
        </text:list-item>
        <text:list-item>
          <text:p text:style-name="P43">validation of numericality int &gt; 0 and presence of associated element for user_id and lesson_id</text:p>
        </text:list-item>
        <text:list-item>
          <text:p text:style-name="P43">validation of uniqueness with scope for the couple [user_id, lesson_id]</text:p>
        </text:list-item>
        <text:list-item>
          <text:p text:style-name="P43">validation that an user can like only an element or lesson that does not belong to him and is public</text:p>
        </text:list-item>
      </text:list>
      <text:p text:style-name="P3">This model has implemented manual polymorphic associations (with cascade destructions) with the tables media_elements (6) and lessons (9)</text:p>
      <text:p text:style-name="P3"/>
      <text:p text:style-name="P1"><text:soft-page-break/><text:span text:style-name="T3">Table </text:span><text:span text:style-name="T2">reports (11)</text:span><text:span text:style-name="T3"> (report of abuse of lessons or media elements):</text:span></text:p>
      <text:list xml:id="list1542458100" text:continue-list="list1888596633" text:style-name="L15">
        <text:list-item>
          <text:p text:style-name="P42">user_id (INTEGER, FK, NOT NULL – user who likes)</text:p>
        </text:list-item>
        <text:list-item>
          <text:p text:style-name="P42">reportable_id (INTEGER, NOT NULL – reported object's id)</text:p>
        </text:list-item>
        <text:list-item>
          <text:p text:style-name="P42">reportable_type (ENUM ['MediaElement', 'Lesson'] – not null, unique index together with reportable_id and user_id)</text:p>
        </text:list-item>
        <text:list-item>
          <text:p text:style-name="P42">comment (TEXT, NOT NULL)</text:p>
        </text:list-item>
      </text:list>
      <text:p text:style-name="P1"><text:span text:style-name="T3">Model </text:span><text:span text:style-name="T2">Report</text:span><text:span text:style-name="T3"> (associated to table reports):</text:span></text:p>
      <text:list xml:id="list137318946" text:style-name="L17">
        <text:list-item>
          <text:p text:style-name="P44">validation of presence of each field</text:p>
        </text:list-item>
        <text:list-item>
          <text:p text:style-name="P44">validation of numericality int &gt; 0 and presence of associated element for user_id and reportable_id</text:p>
        </text:list-item>
        <text:list-item>
          <text:p text:style-name="P44">validation of uniqueness with scope for the triple [user_id, reportable_id, reportable_type]</text:p>
        </text:list-item>
        <text:list-item>
          <text:p text:style-name="P44">validation of inclusion reportable_type in ['MediaElement', 'Lesson']</text:p>
        </text:list-item>
        <text:list-item>
          <text:p text:style-name="P74">validation of length of comment</text:p>
        </text:list-item>
      </text:list>
      <text:p text:style-name="P3">This model has implemented manual polymorphic associations (with cascade destructions) with the tables media_elements (6) and lessons (9)</text:p>
      <text:p text:style-name="P3"/>
      <text:p text:style-name="P1"><text:span text:style-name="T3">Table </text:span><text:span text:style-name="T2">bookmarks (12)</text:span><text:span text:style-name="T3"> (bookmark to see a lesson or a media element inside my own section):</text:span></text:p>
      <text:list xml:id="list1361680917" text:continue-list="list1542458100" text:style-name="L15">
        <text:list-item>
          <text:p text:style-name="P42">user_id (INTEGER, FK, NOT NULL – user who likes)</text:p>
        </text:list-item>
        <text:list-item>
          <text:p text:style-name="P42">bookmarkable_id (INTEGER, NOT NULL – bookmarked object's id)</text:p>
        </text:list-item>
        <text:list-item>
          <text:p text:style-name="P42">bookmarkable_type (ENUM ['MediaElement', 'Lesson'] – not null, unique index together with bookmarkable_id and user_id)</text:p>
        </text:list-item>
      </text:list>
      <text:p text:style-name="P1"><text:span text:style-name="T3">Model </text:span><text:span text:style-name="T2">Bookmark</text:span><text:span text:style-name="T3"> (associated to table bookmarks):</text:span></text:p>
      <text:list xml:id="list869481972" text:style-name="L18">
        <text:list-item>
          <text:p text:style-name="P45">validation of presence of each field</text:p>
        </text:list-item>
        <text:list-item>
          <text:p text:style-name="P45">validation of numericality int &gt; 0 and presence of associated element for user_id and bookmarkable_id</text:p>
        </text:list-item>
        <text:list-item>
          <text:p text:style-name="P45">validation of uniqueness with scope for the triple [user_id, bookmarkable_id, bookmarkable_type]</text:p>
        </text:list-item>
        <text:list-item>
          <text:p text:style-name="P45">validation of inclusion bookmarkable_type in ['MediaElement', 'Lesson']</text:p>
        </text:list-item>
        <text:list-item>
          <text:p text:style-name="P45">validation that an user can bookmark only an element or lesson that does not belong to him and is public</text:p>
        </text:list-item>
      </text:list>
      <text:p text:style-name="P3">This model has implemented manual polymorphic associations (with cascade destructions) with the tables media_elements (6) and lessons (9)</text:p>
      <text:p text:style-name="P3">This model must implement also a cascade destruction for the table virtual_classroom_lessons (13), inside the ruby code.</text:p>
      <text:p text:style-name="P3">The bookmark is used only for elements and lessons that are public and not mine.</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247828393" text:style-name="L19">
        <text:list-item>
          <text:p text:style-name="P46">lesson_id (INTEGER, FK, NOT NULL – refers to table lessons (9))</text:p>
        </text:list-item>
        <text:list-item>
          <text:p text:style-name="P46">user_id (INTEGER, FK, NOT NULL – refers to table users (1))</text:p>
        </text:list-item>
        <text:list-item>
          <text:p text:style-name="P46">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text:span></text:p>
      <text:list xml:id="list2099127483" text:style-name="L20">
        <text:list-item>
          <text:p text:style-name="P47">validation of presence of every field, except for position</text:p>
        </text:list-item>
        <text:list-item>
          <text:p text:style-name="P47">validation of numericality int &gt; 0 and presence of associated element for lesson_id and user_id</text:p>
        </text:list-item>
        <text:list-item>
          <text:p text:style-name="P47">validation, if not null, of numericality of position, int &gt; 0</text:p>
        </text:list-item>
        <text:list-item>
          <text:p text:style-name="P47">automatic system of updating the positions</text:p>
        </text:list-item>
        <text:list-item>
          <text:p text:style-name="P47"><text:soft-page-break/>validation of uniqueness with scope on the couple [user_id, lesson_id] and on the triple [user_id, lesson_id, position] if position not null</text:p>
        </text:list-item>
        <text:list-item>
          <text:p text:style-name="P47">validation that must exist bookmark before, or the lesson is mine (for media elements it is different, I can also use an element without having it in my bookmarks or my elements)</text:p>
        </text:list-item>
        <text:list-item>
          <text:p text:style-name="P47">it's not possible to create this record if the associated lesson results as copied_not_modified = true</text:p>
        </text:list-item>
      </text:list>
      <text:p text:style-name="P3"/>
      <text:p text:style-name="P1"><text:span text:style-name="T3">Table </text:span><text:span text:style-name="T2">tags (14)</text:span><text:span text:style-name="T3"> ('platonic' tag, which copies are defined for each lesson or media element)</text:span></text:p>
      <text:list xml:id="list1231167847" text:continue-list="list1247828393" text:style-name="L19">
        <text:list-item>
          <text:p text:style-name="P46">word (STRING, NOT NULL – the content of the tag)</text:p>
        </text:list-item>
      </text:list>
      <text:p text:style-name="P3">This table has implemented cascade automatic destruction for table taggings (15)</text:p>
      <text:p text:style-name="P1"><text:span text:style-name="T3">Model </text:span><text:span text:style-name="T2">Tag</text:span><text:span text:style-name="T3"> (associated to table tags):</text:span></text:p>
      <text:list xml:id="list629876535" text:style-name="L21">
        <text:list-item>
          <text:p text:style-name="P48">validation of presence of the field word, and <text:span text:style-name="T5">validation of its length</text:span></text:p>
        </text:list-item>
      </text:list>
      <text:p text:style-name="P3"/>
      <text:p text:style-name="P1"><text:span text:style-name="T3">Table </text:span><text:span text:style-name="T2">taggings (15)</text:span><text:span text:style-name="T3"> (copy of a tag relative to a lesson or a media element):</text:span></text:p>
      <text:list xml:id="list1555509255" text:continue-list="list1361680917" text:style-name="L15">
        <text:list-item>
          <text:p text:style-name="P42">tag_id (INTEGER, FK, NOT NULL – relative tag)</text:p>
        </text:list-item>
        <text:list-item>
          <text:p text:style-name="P42">taggable_id (INTEGER, NOT NULL – tagged object's id)</text:p>
        </text:list-item>
        <text:list-item>
          <text:p text:style-name="P42">taggable_type (ENUM ['MediaElement', 'Lesson'] – not null, unique index together with taggable_id and tag_id)</text:p>
        </text:list-item>
      </text:list>
      <text:p text:style-name="P1"><text:span text:style-name="T3">Model </text:span><text:span text:style-name="T2">Tagging</text:span><text:span text:style-name="T3"> (associated to table taggings):</text:span></text:p>
      <text:list xml:id="list1605642808" text:style-name="L22">
        <text:list-item>
          <text:p text:style-name="P49">validation of presence of each field</text:p>
        </text:list-item>
        <text:list-item>
          <text:p text:style-name="P49">validation of numericality int &gt; 0 and presence of associated element for tag_id and taggiable_id</text:p>
        </text:list-item>
        <text:list-item>
          <text:p text:style-name="P49">validation of uniqueness with scope for the triple [tag_id, taggable_id, taggable_type]</text:p>
        </text:list-item>
        <text:list-item>
          <text:p text:style-name="P49">validation of inclusion taggable_type in ['MediaElement', 'Lesson']</text:p>
        </text:list-item>
      </text:list>
      <text:p text:style-name="P3">This model has implemented manual polymorphic associations (with cascade destructions) with the tables media_elements (6) and lessons (9)</text:p>
      <text:p text:style-name="P3"/>
      <text:p text:style-name="P1"><text:span text:style-name="T3">Table </text:span><text:span text:style-name="T2">notifications (16)</text:span><text:span text:style-name="T3"> (notification of events to the user):</text:span></text:p>
      <text:list xml:id="list66546216" text:continue-list="list1555509255" text:style-name="L15">
        <text:list-item>
          <text:p text:style-name="P42">user_id (INTEGER, FK, NOT NULL – relative tag)</text:p>
        </text:list-item>
        <text:list-item>
          <text:p text:style-name="P42">message (TEXT, NOT NULL – message)</text:p>
        </text:list-item>
        <text:list-item>
          <text:p text:style-name="P42">seen (BOOLEAN, DEFAULT FALSE – when set to true the notification is not visible anymore)</text:p>
        </text:list-item>
      </text:list>
      <text:p text:style-name="P1"><text:span text:style-name="T3">Model </text:span><text:span text:style-name="T2">Notification</text:span><text:span text:style-name="T3"> (associated to table notifications):</text:span></text:p>
      <text:list xml:id="list516977144" text:style-name="L23">
        <text:list-item>
          <text:p text:style-name="P50">validation of presence of each field</text:p>
        </text:list-item>
        <text:list-item>
          <text:p text:style-name="P50">validation of inclusion seen in [true, false]</text:p>
        </text:list-item>
        <text:list-item>
          <text:p text:style-name="P50">validation of numericality int &gt; 0 and presence of associated element for user_id</text:p>
        </text:list-item>
      </text:list>
      <text:p text:style-name="P3"/>
      <text:p text:style-name="P3"/>
      <text:p text:style-name="P3"/>
      <text:p text:style-name="P21">Section 2: Logical Processes</text:p>
      <text:p text:style-name="P2"/>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721605634" text:style-name="L24">
        <text:list-item>
          <text:p text:style-name="P63"><text:span text:style-name="T3">if an item is handled</text:span><text:span text:style-name="T2"> </text:span><text:span text:style-name="T13">by a bookmark</text:span><text:span text:style-name="T3">, it means that the user has no right to touch it (deletion, modifications)</text:span></text:p>
        </text:list-item>
        <text:list-item>
          <text:p text:style-name="P63"><text:soft-page-break/><text:span text:style-name="T3">if an item is handled </text:span><text:span text:style-name="T13">directly</text:span><text:span text:style-name="T16">, instead, it means that the user is allowed to do changes on it</text:span></text:p>
        </text:list-item>
      </text:list>
      <text:p text:style-name="P9"/>
      <text:p text:style-name="P1"><text:span text:style-name="T16">Another important concept is </text:span><text:span text:style-name="T15">privateness</text:span><text:span text:style-name="T16">: </text:span></text:p>
      <text:list xml:id="list185922477" text:style-name="L25">
        <text:list-item>
          <text:p text:style-name="P64"><text:span text:style-name="T16">if an item is </text:span><text:span text:style-name="T13">private</text:span><text:span text:style-name="T15"> </text:span><text:span text:style-name="T16">it can be seen only by its owner</text:span></text:p>
        </text:list-item>
        <text:list-item>
          <text:p text:style-name="P64"><text:span text:style-name="T16">if an item is </text:span><text:span text:style-name="T13">public</text:span><text:span text:style-name="T16"> it can be seen also by others</text:span></text:p>
        </text:list-item>
      </text:list>
      <text:p text:style-name="P9"/>
      <text:p text:style-name="P3">The application of bookmarks is different between lessons and media elements:</text:p>
      <text:list xml:id="list733161506" text:style-name="L26">
        <text:list-item>
          <text:p text:style-name="P65"><text:span text:style-name="T3">for </text:span><text:span text:style-name="T13">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5"><text:span text:style-name="T3">for </text:span><text:span text:style-name="T13">media elements</text:span><text:span text:style-name="T3">, the user who loaded the element owns it </text:span><text:span text:style-name="T17">only as far as the element is 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2">since that moment that particular element can't turn private again even if the lesson is not public anymore</text:span><text:span text:style-name="T3">.</text:span></text:p>
        </text:list-item>
      </text:list>
      <text:p text:style-name="P3"/>
      <text:p text:style-name="P3"/>
      <text:p text:style-name="P3">There are 8 different extractors (each one corresponds to an action, which corresponds to a static method, which may correspond to the same submethod of another extractor):</text:p>
      <text:p text:style-name="P3"/>
      <text:list xml:id="list995030485" text:style-name="L27">
        <text:list-item>
          <text:p text:style-name="P75"><text:span text:style-name="T21">Suggested Lessons</text:span><text:span text:style-name="T22">: conditions → </text:span><text:span text:style-name="T23">(public = true) </text:span><text:span text:style-name="T16">∧</text:span><text:span text:style-name="T23"> (user_id != mine) </text:span><text:span text:style-name="T24">∧</text:span><text:span text:style-name="T23"> (subject_id corresponds to one of my subjects)</text:span><text:span text:style-name="T22"> → returns Lessons Container</text:span></text:p>
        </text:list-item>
        <text:list-item>
          <text:p text:style-name="P75"><text:span text:style-name="T21">Last Media Elements</text:span><text:span text:style-name="T22">: conditions → </text:span><text:span text:style-name="T23">(public = true) </text:span><text:span text:style-name="T16">∧</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76"><text:span text:style-name="T7">Search General Lessons</text:span><text:span text:style-name="T8">: conditions →</text:span><text:span text:style-name="T9"> (input condition) </text:span><text:span text:style-name="T10">∧ </text:span><text:span text:style-name="T9">((public = true) </text:span><text:span text:style-name="T16">∧</text:span><text:span text:style-name="T9"> (user_id != mine))</text:span><text:span text:style-name="T8"> → returns Lessons Container</text:span></text:p>
        </text:list-item>
        <text:list-item>
          <text:p text:style-name="P76"><text:span text:style-name="T7">Search My Lessons</text:span><text:span text:style-name="T8">: conditions → </text:span><text:span text:style-name="T9">(input condition) </text:span><text:span text:style-name="T10">∧ </text:span><text:span text:style-name="T9">((user_id = mine) </text:span><text:span text:style-name="T16">∨</text:span><text:span text:style-name="T9"> (there exists a bookmark for my user))</text:span><text:span text:style-name="T8"> → returns Lessons Container</text:span></text:p>
        </text:list-item>
        <text:list-item>
          <text:p text:style-name="P76"><text:span text:style-name="T7">Search All Elements</text:span><text:span text:style-name="T8">: conditions → </text:span><text:span text:style-name="T9">(input condition)</text:span><text:span text:style-name="T8"> </text:span><text:span text:style-name="T10">∧</text:span><text:span text:style-name="T9"> ((public = true)</text:span><text:span text:style-name="T10"> ∨ </text:span><text:span text:style-name="T9">(user_id = mine)) </text:span><text:span text:style-name="T10">→ returns Elements Container</text:span></text:p>
        </text:list-item>
        <text:list-item>
          <text:p text:style-name="P76"><text:span text:style-name="T11">Search My Elements</text:span><text:span text:style-name="T10">: conditions → </text:span><text:span text:style-name="T9">(input condition)</text:span><text:span text:style-name="T10"> ∧</text:span><text:span text:style-name="T9"> ((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item>
          <text:p text:style-name="P76"><text:span text:style-name="T11">My Lessons</text:span><text:span text:style-name="T10">: conditions → </text:span><text:span text:style-name="T9">(user_id = mine)</text:span><text:span text:style-name="T10"> ∨ </text:span><text:span text:style-name="T9">(there is a bookmark)</text:span><text:span text:style-name="T10"> → returns Lessons Container</text:span></text:p>
        </text:list-item>
        <text:list-item>
          <text:p text:style-name="P76"><text:span text:style-name="T11">My Elements</text:span><text:span text:style-name="T10">: conditions → </text:span><text:span text:style-name="T9">((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
      <text:p text:style-name="P8"><text:s/></text:p>
      <text:p text:style-name="P9">The <text:span text:style-name="T14">input conditions</text:span> used in the research of lessons and elements can be: </text:p>
      <text:list xml:id="list2105636099" text:style-name="L28">
        <text:list-item>
          <text:p text:style-name="P67">filter by subject (only for lessons)</text:p>
        </text:list-item>
        <text:list-item>
          <text:p text:style-name="P67">filter by school level (only for lessons)</text:p>
        </text:list-item>
        <text:list-item>
          <text:p text:style-name="P67">filter by format (only for media elements)</text:p>
        </text:list-item>
        <text:list-item>
          <text:p text:style-name="P67">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850550337" text:style-name="L29">
        <text:list-item>
          <text:p text:style-name="P51">a list of active record objects representing lessons</text:p>
        </text:list-item>
        <text:list-item>
          <text:p text:style-name="P51">the extracting action who called the view</text:p>
        </text:list-item>
      </text:list>
      <text:p text:style-name="P3"><text:soft-page-break/></text:p>
      <text:p text:style-name="P1"><text:span text:style-name="T18">The view is organized as follows</text:span><text:span text:style-name="T3">:</text:span></text:p>
      <text:list xml:id="list1910860745" text:style-name="L30">
        <text:list-item>
          <text:p text:style-name="P52">buttons to order the lessons according to their parameters (except for the suggested lessons)</text:p>
        </text:list-item>
        <text:list-item>
          <text:p text:style-name="P66"><text:span text:style-name="T3">for each lesson in the set, it is shown the single lesson partial, which receives as parameter the </text:span><text:span text:style-name="T2">visible lesson state</text:span></text:p>
        </text:list-item>
        <text:list-item>
          <text:p text:style-name="P52">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2"> (public = false)</text:span><text:span text:style-name="T3"> </text:span><text:span text:style-name="T16">∧</text:span><text:span text:style-name="T12"> (copied_and_not_modified = false) </text:span><text:span text:style-name="T16">∧</text:span><text:span text:style-name="T12"> (user_id = mine)</text:span><text:span text:style-name="T3"> =&gt; </text:span><text:span text:style-name="T2">State 1</text:span></text:p>
      <text:p text:style-name="P1"><text:span text:style-name="T3"><text:s/>→</text:span><text:span text:style-name="T12"> (public = false)</text:span><text:span text:style-name="T3"> </text:span><text:span text:style-name="T16">∧</text:span><text:span text:style-name="T3"> </text:span><text:span text:style-name="T12">(copied_and_not_modified = true)</text:span><text:span text:style-name="T3"> </text:span><text:span text:style-name="T16">∧</text:span><text:span text:style-name="T12"> (user_id = mine) </text:span><text:span text:style-name="T3">=&gt; </text:span><text:span text:style-name="T2">State 2</text:span></text:p>
      <text:p text:style-name="P1"><text:span text:style-name="T3"><text:s/>→ </text:span><text:span text:style-name="T12">(public = true) </text:span><text:span text:style-name="T16">∧</text:span><text:span text:style-name="T12"> (user_id != mine) </text:span><text:span text:style-name="T16">∧ </text:span><text:span text:style-name="T12">(there is a bookmark)</text:span><text:span text:style-name="T3"> =&gt; </text:span><text:span text:style-name="T2">State 3</text:span></text:p>
      <text:p text:style-name="P1"><text:span text:style-name="T3"><text:s/>→ </text:span><text:span text:style-name="T12">(public = true)</text:span><text:span text:style-name="T3"> </text:span><text:span text:style-name="T16">∧</text:span><text:span text:style-name="T3"> </text:span><text:span text:style-name="T12">(user_id != mine)</text:span><text:span text:style-name="T3"> </text:span><text:span text:style-name="T16">∧</text:span><text:span text:style-name="T3"> </text:span><text:span text:style-name="T12">(there is not a bookmark)</text:span><text:span text:style-name="T3"> =&gt; </text:span><text:span text:style-name="T15">State 4</text:span></text:p>
      <text:p text:style-name="P1"><text:span text:style-name="T3"><text:s/>→ </text:span><text:span text:style-name="T12">(public = true)</text:span><text:span text:style-name="T3"> </text:span><text:span text:style-name="T16">∧ </text:span><text:span text:style-name="T12">(user_id = mine)</text:span><text:span text:style-name="T3"> =&gt; </text:span><text:span text:style-name="T2">State 5</text:span></text:p>
      <text:p text:style-name="P3"/>
      <text:p text:style-name="P4">Buttons you can see in each visible lesson state:</text:p>
      <text:list xml:id="list992214175" text:style-name="L31">
        <text:list-item>
          <text:p text:style-name="P53">preview + edit + publish + virtual classroom + destroy + copy</text:p>
        </text:list-item>
        <text:list-item>
          <text:p text:style-name="P53">preview + edit + destroy + a special color state (grey)</text:p>
        </text:list-item>
        <text:list-item>
          <text:p text:style-name="P53">preview + virtual classroom + remove + copy + like + report</text:p>
        </text:list-item>
        <text:list-item>
          <text:p text:style-name="P53">preview + like + add + report</text:p>
        </text:list-item>
        <text:list-item>
          <text:p text:style-name="P53">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506522003" text:style-name="L32">
        <text:list-item>
          <text:p text:style-name="P60">preview<text:span text:style-name="T1">: opens a pop up with shadow, which contains the lesson viewer;</text:span></text:p>
        </text:list-item>
        <text:list-item>
          <text:p text:style-name="P60">add<text:span text:style-name="T1">: creates a bookmark;</text:span></text:p>
        </text:list-item>
        <text:list-item>
          <text:p text:style-name="P60">remove<text:span text:style-name="T1">: deletes the lesson from the list, deletes the bookmark and every line of virtual_classroom_lessons;</text:span></text:p>
        </text:list-item>
        <text:list-item>
          <text:p text:style-name="P60">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delete any likes associated to the lesson;</text:span></text:p>
        </text:list-item>
        <text:list-item>
          <text:p text:style-name="P60">publish<text:span text:style-name="T1">: saves the lesson as public (you have to confirm that you want the lesson and all its elements to be public);</text:span></text:p>
        </text:list-item>
        <text:list-item>
          <text:p text:style-name="P60">unpublish<text:span text:style-name="T1">: saves the lesson as private without asking confirm and deletes all bookmarks and virtual_classroom_lessons records from anybody else using it; does not delete associated likes;</text:span></text:p>
        </text:list-item>
        <text:list-item>
          <text:p text:style-name="P60">virtual classroom<text:span text:style-name="T1">: it is a on/off button; it just add / removes elements of </text:span><text:span text:style-name="T1">virtual_classroom_lessons;</text:span></text:p>
        </text:list-item>
        <text:list-item>
          <text:p text:style-name="P60">delete<text:span text:style-name="T1">: same behavior of 'edit', it must send notifications to who is using this lesson, and then delete all bookmarks and virtual classroom elements (it must also ask for confirmation);</text:span></text:p>
        </text:list-item>
        <text:list-item>
          <text:p text:style-name="P60">like<text:span text:style-name="T1">: on/off button, creates and deletes rows from the table likes;</text:span></text:p>
        </text:list-item>
        <text:list-item>
          <text:p text:style-name="P60">copy<text:span text:style-name="T1">: creates a clone of the lesson with all its slides and elements, with user_id = mine, and copied_and_not_modified switched to true</text:span></text:p>
        </text:list-item>
        <text:list-item>
          <text:p text:style-name="P60">report<text:span text:style-name="T1">: opens a form to report the lesson</text:span></text:p>
        </text:list-item>
      </text:list>
      <text:p text:style-name="P3"/>
      <text:p text:style-name="P3"><text:soft-page-break/></text:p>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2"> (public = false) </text:span><text:span text:style-name="T16">∧</text:span><text:span text:style-name="T12"> (user_id = mine)</text:span><text:span text:style-name="T3"> =&gt; </text:span><text:span text:style-name="T2">State 1</text:span></text:p>
      <text:p text:style-name="P1"><text:span text:style-name="T3"><text:s/>→</text:span><text:span text:style-name="T12"> (public = true) </text:span><text:span text:style-name="T16">∧ </text:span><text:span text:style-name="T12">(I have no bookmark)</text:span><text:span text:style-name="T3"> =&gt; </text:span><text:span text:style-name="T2">State 2</text:span></text:p>
      <text:p text:style-name="P1"><text:span text:style-name="T3"><text:s/>→ </text:span><text:span text:style-name="T12">(public = true) </text:span><text:span text:style-name="T16">∧ </text:span><text:span text:style-name="T12">(I have bookmark)</text:span><text:span text:style-name="T3"> =&gt; </text:span><text:span text:style-name="T2">State 3</text:span></text:p>
      <text:p text:style-name="P9"/>
      <text:p text:style-name="P4">Buttons you can see in each visible element state:</text:p>
      <text:list xml:id="list720679781" text:style-name="L33">
        <text:list-item>
          <text:p text:style-name="P54">preview + edit + destroy</text:p>
        </text:list-item>
        <text:list-item>
          <text:p text:style-name="P54">preview + add + report</text:p>
        </text:list-item>
        <text:list-item>
          <text:p text:style-name="P54">preview + edit + remove</text:p>
        </text:list-item>
      </text:list>
      <text:p text:style-name="P9"/>
      <text:p text:style-name="P4">Actions and consequences of each button for elements:</text:p>
      <text:list xml:id="list279583325" text:continue-list="list506522003" text:style-name="L32">
        <text:list-item>
          <text:p text:style-name="P60">preview<text:span text:style-name="T1">: opens a pop up with thumbnail and information</text:span></text:p>
        </text:list-item>
        <text:list-item>
          <text:p text:style-name="P60">add<text:span text:style-name="T1">: creates a bookmark for that element</text:span></text:p>
        </text:list-item>
        <text:list-item>
          <text:p text:style-name="P60">report<text:span text:style-name="T1">: opens a form to report the lesson</text:span></text:p>
        </text:list-item>
        <text:list-item>
          <text:p text:style-name="P60">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60">remove<text:span text:style-name="T1">: removes the bookmark</text:span></text:p>
        </text:list-item>
        <text:list-item>
          <text:p text:style-name="P60">destroy<text:span text:style-name="T1">: removes the media element (asking for confirmation if it is used in some private 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ext:soft-page-break/>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658661708" text:style-name="L34">
        <text:list-item>
          <text:p text:style-name="P55">crop and cut parts of the image</text:p>
        </text:list-item>
        <text:list-item>
          <text:p text:style-name="P55">insert text, deciding font size, color and position</text:p>
        </text:list-item>
      </text:list>
      <text:p text:style-name="P3"/>
      <text:p text:style-name="P4">Actions available in the audio editor:</text:p>
      <text:list xml:id="list218471028" text:style-name="L35">
        <text:list-item>
          <text:p text:style-name="P56">select different audio tracks (between my elements and public elements)</text:p>
        </text:list-item>
        <text:list-item>
          <text:p text:style-name="P56">cut audio tracks</text:p>
        </text:list-item>
        <text:list-item>
          <text:p text:style-name="P56">join audio tracks</text:p>
        </text:list-item>
        <text:list-item>
          <text:p text:style-name="P56">listen to the final audio track and decide whether saving it or not</text:p>
        </text:list-item>
      </text:list>
      <text:p text:style-name="P3"/>
      <text:p text:style-name="P4">Actions available in the video editor:</text:p>
      <text:list xml:id="list641351413" text:style-name="L36">
        <text:list-item>
          <text:p text:style-name="P57">select different videos (between my elements and public elements)</text:p>
        </text:list-item>
        <text:list-item>
          <text:p text:style-name="P57">cut videos</text:p>
        </text:list-item>
        <text:list-item>
          <text:p text:style-name="P57">join videos with a standard fade</text:p>
        </text:list-item>
        <text:list-item>
          <text:p text:style-name="P57">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93440324" text:style-name="L37">
        <text:list-item>
          <text:p text:style-name="P58">available media elements</text:p>
        </text:list-item>
        <text:list-item>
          <text:p text:style-name="P58">current slide to edit</text:p>
        </text:list-item>
        <text:list-item>
          <text:p text:style-name="P58">slides succession</text:p>
        </text:list-item>
        <text:list-item>
          <text:p text:style-name="P58">toolbar</text:p>
        </text:list-item>
      </text:list>
      <text:p text:style-name="P3"/>
      <text:p text:style-name="P3"/>
      <text:p text:style-name="P14">2.6 – Virtual classroom</text:p>
      <text:p text:style-name="P14"/>
      <text:p text:style-name="P3">A lesson can appear in the virtual classroom only under the following conditions:</text:p>
      <text:list xml:id="list1629852287" text:style-name="L38">
        <text:list-item>
          <text:p text:style-name="P59">it has been created by me</text:p>
        </text:list-item>
        <text:list-item>
          <text:p text:style-name="P59">it's public and I have a bookmark for it in my lessons section</text:p>
        </text:list-item>
      </text:list>
      <text:p text:style-name="P3"/>
      <text:p text:style-name="P3"><text:soft-page-break/>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ext:soft-page-break/>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ext:soft-page-break/>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Section 3: Validations and Filters</text:p>
      <text:p text:style-name="P3"/>
      <text:p text:style-name="P3">scrivi che parto dal livello 2 al 4 (l'uno è definito in sezione 1, descrizione database) → una tabella per ogni livello, la prima è la del livello 2, che include anche le callbacks oltre alle validazioni</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ext:soft-page-break/>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Before destroy checks if it's the last subject of the user and stops if true</text:p>
          </table:table-cell>
          <table:table-cell table:style-name="Tabella3.C2" office:value-type="string">
            <text:p text:style-name="P23">callback</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ext:soft-page-break/>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09-28T11:03:13</dc:date>
    <dc:creator>Morgan Spa</dc:creator>
    <meta:editing-duration>PT16H58M47S</meta:editing-duration>
    <meta:editing-cycles>233</meta:editing-cycles>
    <meta:generator>LibreOffice/3.5$Linux_X86_64 LibreOffice_project/350m1$Build-2</meta:generator>
    <meta:printed-by>Morgan Spa</meta:printed-by>
    <meta:print-date>2012-09-27T09:48:15</meta:print-date>
    <meta:document-statistic meta:table-count="3" meta:image-count="0" meta:object-count="0" meta:page-count="15" meta:paragraph-count="518" meta:word-count="4669" meta:character-count="25759" meta:non-whitespace-character-count="23441"/>
  </office:meta>
</office:document-meta>
</file>